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handas" svg:font-family="Chandas" style:font-pitch="variable"/>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3in" table:align="margins" style:writing-mode="lr-tb"/>
    </style:style>
    <style:style style:name="Table1.A" style:family="table-column">
      <style:table-column-properties style:column-width="3.15in" style:rel-column-width="32767*"/>
    </style:style>
    <style:style style:name="Table1.B" style:family="table-column">
      <style:table-column-properties style:column-width="3.1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handas"/>
    </style:style>
    <style:style style:name="P2" style:family="paragraph" style:parent-style-name="Standard">
      <style:text-properties style:font-name="Chandas" fo:font-size="14pt" style:font-size-asian="14pt" style:font-size-complex="14pt"/>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officeooo:rsid="0089a40d" officeooo:paragraph-rsid="0089a40d" style:font-size-asian="20pt" style:font-size-complex="20pt"/>
    </style:style>
    <style:style style:name="P5" style:family="paragraph" style:parent-style-name="Standard">
      <style:text-properties fo:font-size="10pt" officeooo:rsid="008a4888" officeooo:paragraph-rsid="008a4888" style:font-size-asian="20pt" style:font-size-complex="20pt"/>
    </style:style>
    <style:style style:name="P6" style:family="paragraph" style:parent-style-name="Standard">
      <style:text-properties fo:font-size="10pt" officeooo:rsid="008f4337" officeooo:paragraph-rsid="008f4337" style:font-size-asian="20pt" style:font-size-complex="20pt"/>
    </style:style>
    <style:style style:name="P7" style:family="paragraph" style:parent-style-name="Standard">
      <style:text-properties fo:font-size="10pt" officeooo:rsid="0099f8f7" officeooo:paragraph-rsid="0099f8f7" style:font-size-asian="20pt" style:font-size-complex="20pt"/>
    </style:style>
    <style:style style:name="P8" style:family="paragraph" style:parent-style-name="Standard">
      <style:text-properties fo:font-size="10pt" officeooo:rsid="009ca166" officeooo:paragraph-rsid="009ca166" style:font-size-asian="20pt" style:font-size-complex="20pt"/>
    </style:style>
    <style:style style:name="P9" style:family="paragraph" style:parent-style-name="Standard">
      <style:text-properties fo:font-size="10pt" officeooo:rsid="00ad6262" officeooo:paragraph-rsid="009ca166" style:font-size-asian="20pt" style:font-size-complex="20pt"/>
    </style:style>
    <style:style style:name="P10" style:family="paragraph" style:parent-style-name="Standard">
      <style:text-properties fo:font-size="10pt" officeooo:rsid="00ae7e3d" officeooo:paragraph-rsid="00ae7e3d" style:font-size-asian="20pt" style:font-size-complex="20pt"/>
    </style:style>
    <style:style style:name="P11" style:family="paragraph" style:parent-style-name="Standard">
      <style:text-properties fo:font-size="10pt" officeooo:rsid="00b05bfc" officeooo:paragraph-rsid="00b05bfc" style:font-size-asian="20pt" style:font-size-complex="20pt"/>
    </style:style>
    <style:style style:name="P12" style:family="paragraph" style:parent-style-name="Standard">
      <style:text-properties fo:font-size="10pt" officeooo:rsid="00b890d4" officeooo:paragraph-rsid="00b890d4" style:font-size-asian="20pt" style:font-size-complex="20pt"/>
    </style:style>
    <style:style style:name="P13" style:family="paragraph" style:parent-style-name="Standard">
      <style:text-properties fo:font-size="10pt" officeooo:rsid="00c03c09" officeooo:paragraph-rsid="00c03c09" style:font-size-asian="20pt" style:font-size-complex="20pt"/>
    </style:style>
    <style:style style:name="P14" style:family="paragraph" style:parent-style-name="Standard">
      <style:text-properties fo:font-size="10pt" officeooo:rsid="00c3e581" officeooo:paragraph-rsid="00c3e581" style:font-size-asian="20pt" style:font-size-complex="20pt"/>
    </style:style>
    <style:style style:name="P15" style:family="paragraph" style:parent-style-name="Standard" style:master-page-name="Standard">
      <style:paragraph-properties style:page-number="auto"/>
      <style:text-properties style:font-name="Chandas" fo:font-size="20pt" style:font-size-asian="20pt" style:font-size-complex="20pt"/>
    </style:style>
    <style:style style:name="P16" style:family="paragraph" style:parent-style-name="Standard" style:list-style-name="WWNum1">
      <style:text-properties fo:font-size="10pt" style:font-size-asian="10pt" style:font-size-complex="10pt"/>
    </style:style>
    <style:style style:name="P17" style:family="paragraph" style:parent-style-name="Standard">
      <style:text-properties fo:font-size="20pt" officeooo:rsid="0088c0b3" officeooo:paragraph-rsid="0088c0b3" style:font-size-asian="20pt" style:font-size-complex="20pt"/>
    </style:style>
    <style:style style:name="T1" style:family="text">
      <style:text-properties officeooo:rsid="008a4888"/>
    </style:style>
    <style:style style:name="T2" style:family="text">
      <style:text-properties officeooo:rsid="008bfefa"/>
    </style:style>
    <style:style style:name="T3" style:family="text">
      <style:text-properties officeooo:rsid="009183ba"/>
    </style:style>
    <style:style style:name="T4" style:family="text">
      <style:text-properties officeooo:rsid="0092eb58"/>
    </style:style>
    <style:style style:name="T5" style:family="text">
      <style:text-properties officeooo:rsid="00949224"/>
    </style:style>
    <style:style style:name="T6" style:family="text">
      <style:text-properties officeooo:rsid="0094cf41"/>
    </style:style>
    <style:style style:name="T7" style:family="text">
      <style:text-properties officeooo:rsid="0096b411"/>
    </style:style>
    <style:style style:name="T8" style:family="text">
      <style:text-properties officeooo:rsid="00980c27"/>
    </style:style>
    <style:style style:name="T9" style:family="text">
      <style:text-properties officeooo:rsid="009adf53"/>
    </style:style>
    <style:style style:name="T10" style:family="text">
      <style:text-properties officeooo:rsid="009bc376"/>
    </style:style>
    <style:style style:name="T11" style:family="text">
      <style:text-properties officeooo:rsid="009bcc1c"/>
    </style:style>
    <style:style style:name="T12" style:family="text">
      <style:text-properties officeooo:rsid="009bf6db"/>
    </style:style>
    <style:style style:name="T13" style:family="text">
      <style:text-properties officeooo:rsid="009ca166"/>
    </style:style>
    <style:style style:name="T14" style:family="text">
      <style:text-properties officeooo:rsid="009ff7ba"/>
    </style:style>
    <style:style style:name="T15" style:family="text">
      <style:text-properties officeooo:rsid="00a19b45"/>
    </style:style>
    <style:style style:name="T16" style:family="text">
      <style:text-properties officeooo:rsid="00a23837"/>
    </style:style>
    <style:style style:name="T17" style:family="text">
      <style:text-properties officeooo:rsid="00a39fb4"/>
    </style:style>
    <style:style style:name="T18" style:family="text">
      <style:text-properties officeooo:rsid="00a5ae73"/>
    </style:style>
    <style:style style:name="T19" style:family="text">
      <style:text-properties officeooo:rsid="00a6f20b"/>
    </style:style>
    <style:style style:name="T20" style:family="text">
      <style:text-properties officeooo:rsid="00a80fcc"/>
    </style:style>
    <style:style style:name="T21" style:family="text">
      <style:text-properties officeooo:rsid="00b09497"/>
    </style:style>
    <style:style style:name="T22" style:family="text">
      <style:text-properties officeooo:rsid="00b534fe"/>
    </style:style>
    <style:style style:name="T23" style:family="text">
      <style:text-properties officeooo:rsid="00b85789"/>
    </style:style>
    <style:style style:name="T24" style:family="text">
      <style:text-properties officeooo:rsid="00b9c44a"/>
    </style:style>
    <style:style style:name="T25" style:family="text">
      <style:text-properties officeooo:rsid="00bb4e84"/>
    </style:style>
    <style:style style:name="T26" style:family="text">
      <style:text-properties officeooo:rsid="00bbf17b"/>
    </style:style>
    <style:style style:name="T27" style:family="text">
      <style:text-properties officeooo:rsid="00bf3b8e"/>
    </style:style>
    <style:style style:name="T28" style:family="text">
      <style:text-properties officeooo:rsid="00c1f05b"/>
    </style:style>
    <style:style style:name="T29" style:family="text">
      <style:text-properties officeooo:rsid="00c4e3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iologie</text:p>
      <text:p text:style-name="P1">22.11.2021</text:p>
      <text:p text:style-name="P1"/>
      <text:p text:style-name="P2">Was ist leben?</text:p>
      <text:list xml:id="list3313027907" text:style-name="WWNum1">
        <text:list-item>
          <text:p text:style-name="P16">Stoffwechsel</text:p>
        </text:list-item>
        <text:list-item>
          <text:p text:style-name="P16">Reaktion auf externe Reize</text:p>
        </text:list-item>
        <text:list-item>
          <text:p text:style-name="P16">Wachstum</text:p>
        </text:list-item>
        <text:list-item>
          <text:p text:style-name="P16">Fortpflanzen</text:p>
        </text:list-item>
        <text:list-item>
          <text:p text:style-name="P16">Bewegung</text:p>
        </text:list-item>
        <text:list-item>
          <text:p text:style-name="P16">Mindestens eine Zelle</text:p>
        </text:list-item>
        <text:list-item>
          <text:p text:style-name="P16">Unterliegt der Evolution</text:p>
        </text:list-item>
      </text:list>
      <text:p text:style-name="P3"/>
      <text:p text:style-name="P3">Reader Seite 15</text:p>
      <text:p text:style-name="P3">Ähnlichkeiten:</text:p>
      <text:list xml:id="list151804738619192" text:continue-numbering="true" text:style-name="WWNum1">
        <text:list-item>
          <text:p text:style-name="P16">DNA / RNA wird immer in der Mitte der Zelle, umgeben von Zellwänden / Membranen geschützt gespeichert.</text:p>
        </text:list-item>
        <text:list-item>
          <text:p text:style-name="P16">PZ und EZ haben beide Ribosomen</text:p>
        </text:list-item>
      </text:list>
      <text:p text:style-name="P3"/>
      <text:p text:style-name="P3">Unterscheide:</text:p>
      <text:list xml:id="list151806590724242" text:continue-numbering="true" text:style-name="WWNum1">
        <text:list-item>
          <text:p text:style-name="P16">In der EZ wird die DNA nochmal zusätzlich in einem Zellkern gespeichert.</text:p>
        </text:list-item>
        <text:list-item>
          <text:p text:style-name="P16">Die EZ hat deutlich mehr „Bauteile“ um mehr und komplizierteren Stoffwechsel zu machen.</text:p>
        </text:list-item>
      </text:list>
      <text:p text:style-name="P3"/>
      <text:p text:style-name="P3"/>
      <text:p text:style-name="P3">Unterschiede zwischen Zellen und Steinen:</text:p>
      <text:p text:style-name="P3">Steine bestehen aus Atomen, welche keine Information übertragen und keinen Stoffwechsel treiben können. Dadurch, dass ein Stein keine DNA hat, kann er sich nicht fortpflanzen, weil keine Information für eine Kopie besteht und außerdem keine extra Baumaterialien aufgenommen werden, um diese Kopie zu bauen. Ein Stein wächst nicht und bewegt sich nicht. Außerdem hat ein Stein keine Evolution, weil für Evolution mehrere Generationen existieren müssen und es auch keine DNA gibt, die veränderbar ist.</text:p>
      <text:p text:style-name="P3"/>
      <text:p text:style-name="P3">Reader Seite 16</text:p>
      <text:p text:style-name="P3">1)</text:p>
      <text:p text:style-name="P3">Evolution ist der Prozess der minimalen Veränderung zwischen Generationen und die anschließende natürliche Selektion. Die Natürliche Selektion sorgt dafür, dass immer die „Stärkere“ Veränderung gewinnt. So überlebt eine Generation, die zum Beispiel weniger Trinken muss länger in einer Wüste als die vorherige.</text:p>
      <text:p text:style-name="P3"><text:soft-page-break/>2)</text:p>
      <text:p text:style-name="P3">Eine Künstliche Intelligenz ist nichts anderes als hunderte pseudo--random Veränderungen jede Sekunde und eine anschließende Überprüfung, welche dieser Veränderungen sich positiv und welche sich negativ ausgeübt haben. Dann wird in der nächsten Generation einfach das beste der letzten Generation genommen und wieder hunderte minimal abgeänderte Kopien erstellt. Die Auswahl, welche Veränderung sich am besten ausgewirkt hat ist zu messen, indem man viele Daten hat, zu denen man auch die Lösung hat, zu der die KI kommen soll. Um so mehr Daten ist so wie als wenn ein Lebewesen mehr Erfahrung hat. Deshalb bedeutet mehr Daten = Bessere KI. Der einzige Unterschied ist, dass das wirklich alles im „Genom“ gespeichert wird, nicht so wie bei Evolution und so nur positive Veränderungen weitergegeben werden.</text:p>
      <text:p text:style-name="P3">3)</text:p>
      <text:p text:style-name="P3">a) ja, Evolution bedeutet auf Langzeit eine höhere Entwicklung, da nur die positiven Veränderungen zwischen den Generationen weitergegeben wird.</text:p>
      <text:p text:style-name="P3">b) ja, Evolution verläuft ziellos und zufällig, wenn man sich nur wenige Generationen anguckt. Langzeit gesehen aber ist die Evolution immer zum Positiven.</text:p>
      <text:p text:style-name="P3">c) Doch, Evolution erklärt die Veränderung zwischen Generationen.</text:p>
      <text:p text:style-name="P3">d) Tiere werden der Umwelt sowohl Langzeit (Evolution) als auch kurzzeitig angepasst.</text:p>
      <text:p text:style-name="P3"/>
      <text:p text:style-name="P3">4) Laut Darwin überlebt bei der Evolution der fitteste am besten. Damit ist gemeint, dass die Generation, die die positivsten Veränderungen hat bessere Lebenschancen hat als keine Veränderung oder sogar eine negative.</text:p>
      <text:p text:style-name="P3"/>
      <table:table table:name="Table1" table:style-name="Table1">
        <table:table-column table:style-name="Table1.A"/>
        <table:table-column table:style-name="Table1.B"/>
        <table:table-row table:style-name="TableLine1777035302960">
          <table:table-cell table:style-name="Table1.A1" office:value-type="string">
            <text:p text:style-name="P3">Biotische Faktoren</text:p>
          </table:table-cell>
          <table:table-cell table:style-name="Table1.B1" office:value-type="string">
            <text:p text:style-name="P3">Abiotische Faktoren</text:p>
          </table:table-cell>
        </table:table-row>
        <table:table-row table:style-name="TableLine1777035308944">
          <table:table-cell table:style-name="Table1.A2" office:value-type="string">
            <text:p text:style-name="P3">Lebewesen</text:p>
          </table:table-cell>
          <table:table-cell table:style-name="Table1.B2" office:value-type="string">
            <text:p text:style-name="P3">Sonneneinstrahlung</text:p>
          </table:table-cell>
        </table:table-row>
        <table:table-row table:style-name="TableLine1777035310576">
          <table:table-cell table:style-name="Table1.A2" office:value-type="string">
            <text:p text:style-name="P3"/>
          </table:table-cell>
          <table:table-cell table:style-name="Table1.B2" office:value-type="string">
            <text:p text:style-name="P3">Klima</text:p>
          </table:table-cell>
        </table:table-row>
        <table:table-row table:style-name="TableLine1777035310848">
          <table:table-cell table:style-name="Table1.A2" office:value-type="string">
            <text:p text:style-name="P3"/>
          </table:table-cell>
          <table:table-cell table:style-name="Table1.B2" office:value-type="string">
            <text:p text:style-name="P3">Landschaft</text:p>
          </table:table-cell>
        </table:table-row>
        <table:table-row table:style-name="TableLine1777035267600">
          <table:table-cell table:style-name="Table1.A2" office:value-type="string">
            <text:p text:style-name="P3"/>
          </table:table-cell>
          <table:table-cell table:style-name="Table1.B2" office:value-type="string">
            <text:p text:style-name="P3">Temperatur</text:p>
          </table:table-cell>
        </table:table-row>
      </table:table>
      <text:p text:style-name="P3"/>
      <text:p text:style-name="P3">Arten von Interaktion zwischen Lebewesen:</text:p>
      <text:p text:style-name="P3">-symbiose (für beide gut)</text:p>
      <text:p text:style-name="P3">-Fraßveziehung(der eine isst den anderen)</text:p>
      <text:p text:style-name="P3">-parasitismus(der eine profitiert vom anderen)</text:p>
      <text:p text:style-name="P3">-konkurrenz(zwei gleiche Interessen die miteinander konkurrieren)</text:p>
      <text:p text:style-name="P3">20.12.2021</text:p>
      <text:p text:style-name="P3">AB</text:p>
      <text:p text:style-name="P3">1)<text:tab/>Auf den Darstellungen auf Seite 60 im Reader sind verschiedene Nahrungsketten dargestellt. Die obere ist eine eher generell, die irgendwo auf dem Atlantik so passieren könnte, während sich die untere spezifisch auf die Polarmeere bezieht. Auf der oberen ist vor allem die Abnahme an Biomasse pro Fressvorgang zu sehen. Auf der unteren Abbildung sind mehrere Konkurrenzbeziehungen zu sehen, zum Beispiel die, dass sowohl <text:soft-page-break/>Narwale, Seehunde als auch Seevögel alle Polardorsche essen wollen und das Grönlandwale von Killerwalen und Menschen gegessen werden. Außerdem besteht die untere Abbildung fast nur aus Fressbeziehungen.</text:p>
      <text:p text:style-name="P3"/>
      <text:p text:style-name="P3">2)<text:tab/>Die Benennung der Trophie stufen ist nach deren Rangordnung eingeteilt. Die Top Predators stehen über den Intermediate Predators, welche über den First Order Consumern stehen, welche sich von den Grundproduzenten ernähren. Diese können keine Tiere sein, da diese sich auch von etwas ernähren müssen, während Pflanzen von gerade mal ein paar Mineralien, Wasser und Sonnenlicht befriedigt sind.</text:p>
      <text:p text:style-name="P3">3)<text:tab/>Die Abnahme an Biomasse ist durch die geringe Verdauungseffizienz zu erklären. Außerdem wird ein großer Teil der Biomasse direkt als Energie verwendet, ohne vorher angesetzt zu werden.</text:p>
      <text:p text:style-name="P3">4)<text:tab/>Umso höher die Rangordnung, desto weniger Individualität ist dort Vorhanden. Dies kommt dadurch, dass dort einfach nicht genügend Biomasse von den ganzen vorherigen Rängen ankommt.</text:p>
      <text:p text:style-name="P3">5)<text:tab/>Essen anbunkern, in eine Ander Nische wandern.</text:p>
      <text:p text:style-name="P3"/>
      <text:p text:style-name="P3">Reader S.62</text:p>
      <text:p text:style-name="P3">1)<text:tab/>Umso weniger Raubfische es gibt, desto mehr Friedfische gibt es. Umso mehr Friedfische es gibt, desto weniger Zooplankton gibt es. Umso weniger Zooplankton es gibt, desto mehr Phytoplankton gibt es.</text:p>
      <text:p text:style-name="P3">2)<text:tab/>Wenn wenig Phytoplankton vorhanden ist, gibt es wenig Zooplankton, was zu wenig Friedfischen führt, was zu wenig Raubfischen führt.</text:p>
      <text:p text:style-name="P3">3)<text:tab/>Wenn wenig Friedfische vorhanden sind, gibt es weniger Raubfische. Außerdem wächst dadurch die Population an Zooplankton, und die Population an Phytoplankton gibt es. </text:p>
      <text:p text:style-name="P3">4)<text:tab/>Das Ökosystem ist Nachhaltig gestört, wenn die Population der untersten Ebene abnimmt.</text:p>
      <text:p text:style-name="P3">6)<text:tab/>Um so Biodiverser ein Ökosystem ist, desto Spezifizierter sind die individuellen Spezies darinnen.</text:p>
      <text:p text:style-name="P3">7)<text:tab/>Vorhersagen von Ökosystemen sind sowohl schwer, weil es unvorhersehbare Veränderungen geben kann, als auch nicht jede Spezies sich in die Nahrungsskala perfekt einträgt. So Gibt es viele Omnivoren, die Sowohl in Ebene 2 als auch 3 sein können.</text:p>
      <text:p text:style-name="P3"/>
      <text:p text:style-name="P3"/>
      <text:p text:style-name="P3"/>
      <text:p text:style-name="P17">2022-02-28</text:p>
      <text:p text:style-name="P4">A1: Beschreibt die Besonderheiten von tropischen Regenwäldern. Geht dabei sowohl auf die klimatischen, als auch auf die geologischen Besonderheiten ein.</text:p>
      <text:p text:style-name="P4">A2: <text:span text:style-name="T1">Beschreibt den Stockwerkbau der tropischen Regenwälder.</text:span></text:p>
      <text:p text:style-name="P5">A3: <text:span text:style-name="T2">Erklärt, warum tropische Regenwälder so viele Arten beherbergen können.</text:span></text:p>
      <text:p text:style-name="P5"/>
      <text:p text:style-name="P6">A1: <text:span text:style-name="T3">Die Besonderheiten von tropischen Regenwäldern sind, dass ihr kleiner Wasserkreislauf viel aktiver ist, als der von anderen Wäldern. Das führt dazu, dass </text:span><text:span text:style-name="T4">das Klima unter den Blättern der Bäume vergleichsweise kalt ist und </text:span><text:span text:style-name="T5">die Luftfeuchtigkeit </text:span><text:span text:style-name="T6">häufig bei 100% liegt. </text:span><text:span text:style-name="T7">Regenwälder nehmen außerdem große Mengen an Biomasse auf, da dort viele Tiere und Pflanzen wohnen, </text:span><text:span text:style-name="T8">die schneller zersetzt werden, als die in Deutschen Wäldern. Das führt außerdem dazu, dass über 50% der Biomasse in Regenwäldern in den Pflanzen und Tieren selber aufbewahrt ist. Im Gegensatz dazu, ist es in deutschen Wäldern gerade mal 6%. </text:span></text:p>
      <text:p text:style-name="P7"><text:soft-page-break/>A2: <text:span text:style-name="T9">Regenwälder bestehen aus 5 Schichten. In jeder davon leben verschiedene Tiere, was zu einer Unmenge an Artenvielfalt führt. </text:span><text:span text:style-name="T10">Die fünf Schichten </text:span><text:span text:style-name="T11">sind, von unten nach oben, </text:span><text:span text:style-name="T12">Krautschicht und Urwaldboden, </text:span><text:span text:style-name="T13">Strauchschicht, mittlere Schicht aus einzelnen Bäumen, obere Schicht und geschlossenes Kronendach und herausragende Urwaldriesen.</text:span></text:p>
      <text:p text:style-name="P8">A3: <text:span text:style-name="T15">I</text:span><text:span text:style-name="T14">n tropischen Regenwäldern </text:span><text:span text:style-name="T16">können soviel verschiedene Arten unterkommen, da tropische Regenwälder eigentlich aus 5 einzelnen, kleinen Ökosystemen, </text:span><text:span text:style-name="T17">die jeweils verschiedene Tiere und Pflanzen beherbergen. </text:span><text:span text:style-name="T18">So kommt es, dass </text:span><text:span text:style-name="T19">Regenwälder so viele verschiedene Arten hat im </text:span><text:span text:style-name="T20">V</text:span><text:span text:style-name="T19">ergleich zu anderen Wäldern oder Ökosystemen. </text:span></text:p>
      <text:p text:style-name="P9"/>
      <text:p text:style-name="P10">Reader S. 110</text:p>
      <text:p text:style-name="P10"/>
      <text:p text:style-name="P11">1) <text:span text:style-name="T21">Die Auswirkungen der Bildung der Isthmus von Panama hatte gravierende Wirkungen auf sowohl Nord- als auch Südamerika, </text:span><text:span text:style-name="T22">da danach </text:span><text:span text:style-name="T23">Biologische Austausch stattfinden konnte </text:span><text:span text:style-name="T25">und der Austausch zwischen Atlantik und Pazifik nun nicht mehr stattfindet.</text:span></text:p>
      <text:p text:style-name="P12">4) <text:span text:style-name="T24">Andere wichtige Landbrücken sind </text:span><text:span text:style-name="T26">zum Beispiel </text:span><text:span text:style-name="T27">die Suezstraße in Ägypten oder die temporäre Beringstraße zwischen Alaska und Ostrussland.</text:span></text:p>
      <text:p text:style-name="P13">5) <text:span text:style-name="T28">Solche Landstraßen eröffnen und schließen viele Wirtschaftsmöglichkeiten. Der Landhandel wird dadurch immens gefördert, aber die Schifffahrt und dadurch auch der Handel sind immens eingeschränkt.</text:span></text:p>
      <text:p text:style-name="P13"/>
      <text:p text:style-name="P14">1) Jaguare konnten damals von Europa, über Russland und die Beringstraße nach <text:span text:style-name="T29">Nordamerika kommen. Danach haben sie sich nach Südamerika, über die Isthmus bewegt und sich da angesiedel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handas" svg:font-family="Chandas" style:font-pitch="variable"/>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inus Horn</meta:initial-creator>
    <meta:editing-cycles>242</meta:editing-cycles>
    <meta:creation-date>2021-11-22T09:22:00</meta:creation-date>
    <dc:date>2022-03-28T15:18:04.543000000</dc:date>
    <meta:editing-duration>PT3H50M41S</meta:editing-duration>
    <meta:generator>LibreOffice/7.1.0.3$Windows_X86_64 LibreOffice_project/f6099ecf3d29644b5008cc8f48f42f4a40986e4c</meta:generator>
    <meta:document-statistic meta:table-count="1" meta:image-count="0" meta:object-count="0" meta:page-count="4" meta:paragraph-count="68" meta:word-count="1145" meta:character-count="7882" meta:non-whitespace-character-count="68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